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XMLConsumer.ignorableWhitespace( char [ ] ch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ludeXMLConsumer.IncludeXMLConsumer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IncludeXMLConsumer( ContentHandler contentHandler ,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Consumer.skippedEntity( String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processingInstruction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startElement( String uri , String local , String q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comment( char ary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ludeXMLConsu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Consumer.setDocumentLocator( Locato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characters( char [ ] ch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endElement( String uri , String local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Consumer.startDTD( String 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